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1">
            <text:p>SRR-4861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785.0">
            <text:p>1078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2">
            <text:p>6.9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100">
            <text:p>AA-28100</text:p>
          </table:table-cell>
          <table:table-cell office:value-type="float" office:value="56.93">
            <text:p>56.93</text:p>
          </table:table-cell>
          <table:table-cell office:value-type="float" office:value="-5.84">
            <text:p>-5.84</text:p>
          </table:table-cell>
          <table:table-cell office:value-type="float" office:value="8115.0">
            <text:p>8115.0</text:p>
          </table:table-cell>
          <table:table-cell office:value-type="float" office:value="75.0">
            <text:p>7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7">
            <text:p>5.3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a,ShennanEtal2018">
            <text:p>ShennanEtal1996a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9">
            <text:p>AA-28099</text:p>
          </table:table-cell>
          <table:table-cell office:value-type="float" office:value="56.93">
            <text:p>56.93</text:p>
          </table:table-cell>
          <table:table-cell office:value-type="float" office:value="-5.84">
            <text:p>-5.84</text:p>
          </table:table-cell>
          <table:table-cell office:value-type="float" office:value="4245.0">
            <text:p>424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2">
            <text:p>5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7">
            <text:p>AA-28097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8925.0">
            <text:p>8925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6">
            <text:p>AA-28096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10250.0">
            <text:p>102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4">
            <text:p>AA-28094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2730.0">
            <text:p>1273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6a,ShennanEtal2018">
            <text:p>ShennanEtal1996a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3">
            <text:p>AA-28093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2605.0">
            <text:p>12605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62">
            <text:p>16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9">
            <text:p>SRR-5489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9005.0">
            <text:p>9005.0</text:p>
          </table:table-cell>
          <table:table-cell office:value-type="float" office:value="55.0">
            <text:p>5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02">
            <text:p>3.0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092">
            <text:p>AA-28092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980.0">
            <text:p>1098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39">
            <text:p>AA-22339</text:p>
          </table:table-cell>
          <table:table-cell office:value-type="float" office:value="56.89">
            <text:p>56.89</text:p>
          </table:table-cell>
          <table:table-cell office:value-type="float" office:value="-5.87">
            <text:p>-5.87</text:p>
          </table:table-cell>
          <table:table-cell office:value-type="float" office:value="12390.0">
            <text:p>12390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32">
            <text:p>14.3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9">
            <text:p>SRR-4859</text:p>
          </table:table-cell>
          <table:table-cell office:value-type="float" office:value="56.96">
            <text:p>56.96</text:p>
          </table:table-cell>
          <table:table-cell office:value-type="float" office:value="-5.83">
            <text:p>-5.83</text:p>
          </table:table-cell>
          <table:table-cell office:value-type="float" office:value="5805.0">
            <text:p>58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5">
            <text:p>6.4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UB-4031">
            <text:p>UB-4031</text:p>
          </table:table-cell>
          <table:table-cell office:value-type="float" office:value="56.92">
            <text:p>56.92</text:p>
          </table:table-cell>
          <table:table-cell office:value-type="float" office:value="-5.88">
            <text:p>-5.88</text:p>
          </table:table-cell>
          <table:table-cell office:value-type="float" office:value="7270.0">
            <text:p>72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1">
            <text:p>5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8">
            <text:p>SRR-4858</text:p>
          </table:table-cell>
          <table:table-cell office:value-type="float" office:value="56.96">
            <text:p>56.96</text:p>
          </table:table-cell>
          <table:table-cell office:value-type="float" office:value="-5.83">
            <text:p>-5.83</text:p>
          </table:table-cell>
          <table:table-cell office:value-type="float" office:value="5285.0">
            <text:p>52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6">
            <text:p>SRR-4856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3005.0">
            <text:p>300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55">
            <text:p>SRR-4855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2565.0">
            <text:p>25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5">
            <text:p>4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44935">
            <text:p>AA-44935</text:p>
          </table:table-cell>
          <table:table-cell office:value-type="float" office:value="56.88">
            <text:p>56.88</text:p>
          </table:table-cell>
          <table:table-cell office:value-type="float" office:value="-5.88">
            <text:p>-5.88</text:p>
          </table:table-cell>
          <table:table-cell office:value-type="float" office:value="13230.0">
            <text:p>1323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62">
            <text:p>16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8">
            <text:p>SRR-5488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8790.0">
            <text:p>879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8103">
            <text:p>AA-28103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7820.0">
            <text:p>78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7">
            <text:p>6.9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487">
            <text:p>SRR-5487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3350.0">
            <text:p>33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3">
            <text:p>SRR-4863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6630.0">
            <text:p>663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69">
            <text:p>5.6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4">
            <text:p>SRR-4864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8310.0">
            <text:p>8310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9">
            <text:p>5.0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5">
            <text:p>SRR-4865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10500.0">
            <text:p>1050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4">
            <text:p>5.3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1996,ShennanEtal2018">
            <text:p>ShennanEtal1994,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2">
            <text:p>AA-22342</text:p>
          </table:table-cell>
          <table:table-cell office:value-type="float" office:value="56.9">
            <text:p>56.9</text:p>
          </table:table-cell>
          <table:table-cell office:value-type="float" office:value="-5.82">
            <text:p>-5.82</text:p>
          </table:table-cell>
          <table:table-cell office:value-type="float" office:value="12890.0">
            <text:p>1289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0.72">
            <text:p>20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3">
            <text:p>AA-22343</text:p>
          </table:table-cell>
          <table:table-cell office:value-type="float" office:value="56.89">
            <text:p>56.89</text:p>
          </table:table-cell>
          <table:table-cell office:value-type="float" office:value="-5.83">
            <text:p>-5.83</text:p>
          </table:table-cell>
          <table:table-cell office:value-type="float" office:value="13280.0">
            <text:p>13280.0</text:p>
          </table:table-cell>
          <table:table-cell office:value-type="float" office:value="110.0">
            <text:p>11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1">
            <text:p>34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95">
            <text:p>SRR-4895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4640.0">
            <text:p>46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96">
            <text:p>SRR-4896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6625.0">
            <text:p>662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3">
            <text:p>6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1995,ShennanEtal2018">
            <text:p>ShennanEtal199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4">
            <text:p>AA-22344</text:p>
          </table:table-cell>
          <table:table-cell office:value-type="float" office:value="56.9">
            <text:p>56.9</text:p>
          </table:table-cell>
          <table:table-cell office:value-type="float" office:value="-5.81">
            <text:p>-5.81</text:p>
          </table:table-cell>
          <table:table-cell office:value-type="float" office:value="13320.0">
            <text:p>1332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22">
            <text:p>32.2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5">
            <text:p>AA-22345</text:p>
          </table:table-cell>
          <table:table-cell office:value-type="float" office:value="56.89">
            <text:p>56.89</text:p>
          </table:table-cell>
          <table:table-cell office:value-type="float" office:value="-5.87">
            <text:p>-5.87</text:p>
          </table:table-cell>
          <table:table-cell office:value-type="float" office:value="12750.0">
            <text:p>1275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82">
            <text:p>30.8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6">
            <text:p>AA-22346</text:p>
          </table:table-cell>
          <table:table-cell office:value-type="float" office:value="56.89">
            <text:p>56.89</text:p>
          </table:table-cell>
          <table:table-cell office:value-type="float" office:value="-5.86">
            <text:p>-5.86</text:p>
          </table:table-cell>
          <table:table-cell office:value-type="float" office:value="12630.0">
            <text:p>12630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62">
            <text:p>21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40">
            <text:p>SRR-4740</text:p>
          </table:table-cell>
          <table:table-cell office:value-type="float" office:value="56.9">
            <text:p>56.9</text:p>
          </table:table-cell>
          <table:table-cell office:value-type="float" office:value="-5.84">
            <text:p>-5.84</text:p>
          </table:table-cell>
          <table:table-cell office:value-type="float" office:value="3600.0">
            <text:p>36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168">
            <text:p>SRR-5168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1895.0">
            <text:p>11895.0</text:p>
          </table:table-cell>
          <table:table-cell office:value-type="float" office:value="95.0">
            <text:p>9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22341">
            <text:p>AA-22341</text:p>
          </table:table-cell>
          <table:table-cell office:value-type="float" office:value="56.9">
            <text:p>56.9</text:p>
          </table:table-cell>
          <table:table-cell office:value-type="float" office:value="-5.82">
            <text:p>-5.82</text:p>
          </table:table-cell>
          <table:table-cell office:value-type="float" office:value="13080.0">
            <text:p>13080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9.18">
            <text:p>19.1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5169">
            <text:p>SRR-5169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1894.0">
            <text:p>11894.0</text:p>
          </table:table-cell>
          <table:table-cell office:value-type="float" office:value="65.0">
            <text:p>6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5.12">
            <text:p>15.1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6,ShennanEtal2018">
            <text:p>ShennanEtal199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38">
            <text:p>SRR-4738</text:p>
          </table:table-cell>
          <table:table-cell office:value-type="float" office:value="56.9">
            <text:p>56.9</text:p>
          </table:table-cell>
          <table:table-cell office:value-type="float" office:value="-5.83">
            <text:p>-5.83</text:p>
          </table:table-cell>
          <table:table-cell office:value-type="float" office:value="3745.0">
            <text:p>374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2">
            <text:p>4.02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860">
            <text:p>SRR-4860</text:p>
          </table:table-cell>
          <table:table-cell office:value-type="float" office:value="56.9">
            <text:p>56.9</text:p>
          </table:table-cell>
          <table:table-cell office:value-type="float" office:value="-5.88">
            <text:p>-5.88</text:p>
          </table:table-cell>
          <table:table-cell office:value-type="float" office:value="10145.0">
            <text:p>1014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92">
            <text:p>6.9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1993,ShennanEtal2018">
            <text:p>ShennanEtal1993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9B">
            <text:p>SRR-369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650.0">
            <text:p>126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2">
            <text:p>-0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4737">
            <text:p>SRR-4737</text:p>
          </table:table-cell>
          <table:table-cell office:value-type="float" office:value="56.91">
            <text:p>56.91</text:p>
          </table:table-cell>
          <table:table-cell office:value-type="float" office:value="-5.83">
            <text:p>-5.83</text:p>
          </table:table-cell>
          <table:table-cell office:value-type="float" office:value="3440.0">
            <text:p>344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ShennanEtal1994,ShennanEtal2018">
            <text:p>ShennanEtal1994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6">
            <text:p>AA-54106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7390.0">
            <text:p>7390.0</text:p>
          </table:table-cell>
          <table:table-cell office:value-type="float" office:value="64.0">
            <text:p>64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67">
            <text:p>6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9A">
            <text:p>SRR-369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140.0">
            <text:p>1314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2">
            <text:p>-0.9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UERC-3009">
            <text:p>SUERC-3009</text:p>
          </table:table-cell>
          <table:table-cell office:value-type="float" office:value="56.88">
            <text:p>56.88</text:p>
          </table:table-cell>
          <table:table-cell office:value-type="float" office:value="-5.87">
            <text:p>-5.87</text:p>
          </table:table-cell>
          <table:table-cell office:value-type="float" office:value="13400.0">
            <text:p>13400.0</text:p>
          </table:table-cell>
          <table:table-cell office:value-type="float" office:value="108.0">
            <text:p>108.0</text:p>
          </table:table-cell>
          <table:table-cell office:value-type="string" office:value="stromatolites">
            <text:p>stromatolite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35.92">
            <text:p>35.92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8B">
            <text:p>SRR-368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190.0">
            <text:p>1319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8A">
            <text:p>SRR-368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3620.0">
            <text:p>1362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7">
            <text:p>SRR-367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490.0">
            <text:p>12490.0</text:p>
          </table:table-cell>
          <table:table-cell office:value-type="float" office:value="190.0">
            <text:p>1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3">
            <text:p>0.0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6B">
            <text:p>SRR-366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690.0">
            <text:p>1169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6A">
            <text:p>SRR-366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390.0">
            <text:p>1139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5B">
            <text:p>SRR-365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730.0">
            <text:p>1173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3">
            <text:p>0.1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5A">
            <text:p>SRR-365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2110.0">
            <text:p>1211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3">
            <text:p>0.13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4B">
            <text:p>SRR-364B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390.0">
            <text:p>1139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SRR-364A">
            <text:p>SRR-364A</text:p>
          </table:table-cell>
          <table:table-cell office:value-type="float" office:value="56.93">
            <text:p>56.93</text:p>
          </table:table-cell>
          <table:table-cell office:value-type="float" office:value="-5.51">
            <text:p>-5.51</text:p>
          </table:table-cell>
          <table:table-cell office:value-type="float" office:value="11690.0">
            <text:p>1169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18">
            <text:p>0.1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174063">
            <text:p>Beta-174063</text:p>
          </table:table-cell>
          <table:table-cell office:value-type="float" office:value="56.92">
            <text:p>56.92</text:p>
          </table:table-cell>
          <table:table-cell office:value-type="float" office:value="-5.84">
            <text:p>-5.84</text:p>
          </table:table-cell>
          <table:table-cell office:value-type="float" office:value="12650.0">
            <text:p>1265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0.12">
            <text:p>40.12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7">
            <text:p>Beta-91307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10290.0">
            <text:p>1029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6">
            <text:p>Beta-91306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5690.0">
            <text:p>569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2">
            <text:p>6.3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0">
            <text:p>AA-54110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836.0">
            <text:p>6836.0</text:p>
          </table:table-cell>
          <table:table-cell office:value-type="float" office:value="59.0">
            <text:p>5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9">
            <text:p>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5">
            <text:p>Beta-91305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4760.0">
            <text:p>47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82">
            <text:p>5.8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2">
            <text:p>AA-54112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499.0">
            <text:p>6499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46">
            <text:p>6.4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1">
            <text:p>AA-54111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6786.0">
            <text:p>6786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3">
            <text:p>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9">
            <text:p>AA-54109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7160.0">
            <text:p>71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23">
            <text:p>6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174064">
            <text:p>Beta-174064</text:p>
          </table:table-cell>
          <table:table-cell office:value-type="float" office:value="56.93">
            <text:p>56.93</text:p>
          </table:table-cell>
          <table:table-cell office:value-type="float" office:value="-5.83">
            <text:p>-5.83</text:p>
          </table:table-cell>
          <table:table-cell office:value-type="float" office:value="12680.0">
            <text:p>12680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9.5">
            <text:p>59.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8">
            <text:p>AA-54108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210.0">
            <text:p>5210.0</text:p>
          </table:table-cell>
          <table:table-cell office:value-type="float" office:value="66.0">
            <text:p>6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9">
            <text:p>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07">
            <text:p>AA-54107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149.0">
            <text:p>5149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4">
            <text:p>6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AA-54113">
            <text:p>AA-54113</text:p>
          </table:table-cell>
          <table:table-cell office:value-type="float" office:value="56.94">
            <text:p>56.94</text:p>
          </table:table-cell>
          <table:table-cell office:value-type="float" office:value="-5.85">
            <text:p>-5.85</text:p>
          </table:table-cell>
          <table:table-cell office:value-type="float" office:value="5771.0">
            <text:p>5771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54">
            <text:p>6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5,ShennanEtal2018">
            <text:p>ShennanEtal2005,ShennanEtal2018</text:p>
          </table:table-cell>
        </table:table-row>
        <table:table-row>
          <table:table-cell office:value-type="string" office:value="Arisaig">
            <text:p>Arisaig</text:p>
          </table:table-cell>
          <table:table-cell office:value-type="string" office:value="radiocarbon">
            <text:p>radiocarbon</text:p>
          </table:table-cell>
          <table:table-cell office:value-type="string" office:value="Beta-91304">
            <text:p>Beta-91304</text:p>
          </table:table-cell>
          <table:table-cell office:value-type="float" office:value="56.9">
            <text:p>56.9</text:p>
          </table:table-cell>
          <table:table-cell office:value-type="float" office:value="-5.89">
            <text:p>-5.89</text:p>
          </table:table-cell>
          <table:table-cell office:value-type="float" office:value="2670.0">
            <text:p>267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2">
            <text:p>2.82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